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C10000018D7F281DB2AB64B44F.png" manifest:media-type="image/png"/>
  <manifest:file-entry manifest:full-path="Pictures/2000014D000048C1000028EDABE9AFC4A4B943D1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cm" svg:height="15.78cm" svg:x="0cm" svg:y="0cm">
          <draw:image xlink:href="Pictures/2000014D000048C1000028EDABE9AFC4A4B943D1.svm" xlink:type="simple" xlink:show="embed" xlink:actuate="onLoad" loext:mime-type="image/x-svm">
            <text:p/>
          </draw:image>
          <draw:image xlink:href="Pictures/10000200000002C10000018D7F281DB2AB64B44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4.7.2$Linux_X86_64 LibreOffice_project/40$Build-2</meta:generator>
    <dc:date>2021-02-18T11:54:38.355163377</dc:date>
    <meta:editing-duration>PT1M15S</meta:editing-duration>
    <meta:editing-cycles>1</meta:editing-cycles>
    <meta:document-statistic meta:object-count="24"/>
  </office:meta>
</office:document-meta>
</file>